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e181e" draw:marker-start-width="0.279cm" draw:marker-end-width="0.279cm" draw:fill-color="#333333" draw:textarea-horizontal-align="justify" draw:textarea-vertical-align="middle" draw:auto-grow-height="false" fo:min-height="9.698cm" fo:min-width="16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ce181e" draw:marker-start-width="0.279cm" draw:marker-end-width="0.279cm" draw:fill-color="#add58a" draw:textarea-horizontal-align="justify" draw:textarea-vertical-align="middle" draw:auto-grow-height="false" fo:min-height="0.861cm" fo:min-width="4.33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e181e" draw:marker-start-width="0.279cm" draw:marker-end-width="0.279cm" draw:fill-color="#add58a" draw:textarea-horizontal-align="justify" draw:textarea-vertical-align="middle" draw:auto-grow-height="false" fo:min-height="0.898cm" fo:min-width="4.1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ce181e" draw:marker-start-width="0.279cm" draw:marker-end-width="0.279cm" draw:fill-color="#add58a" draw:textarea-horizontal-align="justify" draw:textarea-vertical-align="middle" draw:auto-grow-height="false" fo:min-height="0.454cm" fo:min-width="1.09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ce181e" draw:marker-start="Arrow_20_concave" draw:marker-start-width="0.279cm" draw:marker-end-width="0.279cm" draw:fill-color="#add58a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e181e" draw:marker-start="" draw:marker-start-width="0.279cm" draw:marker-end="Arrow_20_concave" draw:marker-end-width="0.279cm" draw:fill-color="#add58a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ce181e" draw:marker-start-width="0.279cm" draw:marker-end-width="0.279cm" draw:fill-color="#add58a" draw:textarea-horizontal-align="justify" draw:textarea-vertical-align="middle" draw:auto-grow-height="false" fo:min-height="0.687cm" fo:min-width="1.28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ce181e" draw:marker-start-width="0.279cm" draw:marker-end="Arrow_20_concave" draw:marker-end-width="0.279cm" draw:fill-color="#add58a" draw:textarea-vertical-align="middle" fo:padding-top="0.151cm" fo:padding-bottom="0.151cm" fo:padding-left="0.276cm" fo:padding-right="0.276cm"/>
    </style:style>
    <style:style style:name="P1" style:family="paragraph">
      <loext:graphic-properties draw:fill-color="#333333"/>
      <style:paragraph-properties fo:text-align="center"/>
      <style:text-properties style:font-name="Roboto" fo:font-size="11pt" fo:font-weight="bold"/>
    </style:style>
    <style:style style:name="P2" style:family="paragraph">
      <style:paragraph-properties fo:text-align="center"/>
      <style:text-properties fo:color="#ce181e" style:font-name="Roboto" fo:font-size="11pt" fo:font-style="normal" fo:font-weight="bold"/>
    </style:style>
    <style:style style:name="P3" style:family="paragraph">
      <loext:graphic-properties draw:fill-color="#add58a"/>
      <style:paragraph-properties fo:text-align="center"/>
      <style:text-properties fo:color="#ce181e" style:font-name="Roboto" fo:font-size="11pt" fo:font-style="normal" fo:font-weight="bold"/>
    </style:style>
    <style:style style:name="P4" style:family="paragraph">
      <loext:graphic-properties draw:fill-color="#add58a"/>
      <style:paragraph-properties fo:text-align="center"/>
      <style:text-properties fo:color="#ce181e" style:font-name="Roboto" fo:font-size="11pt" fo:font-style="normal" fo:font-weight="bold" style:font-size-asian="14pt" style:font-size-complex="14pt"/>
    </style:style>
    <style:style style:name="P5" style:family="paragraph">
      <loext:graphic-properties draw:fill-color="#add58a"/>
      <style:paragraph-properties fo:text-align="center"/>
      <style:text-properties style:font-name="Roboto" fo:font-size="11pt" fo:font-style="normal" fo:font-weight="bold"/>
    </style:style>
    <style:style style:name="T1" style:family="text">
      <style:text-properties fo:color="#ce181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0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4.889cm" svg:height="1.163cm" svg:x="4cm" svg:y="5.617cm">
          <text:p text:style-name="P2">Pacie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4.722cm" svg:height="1.2cm" svg:x="8.1cm" svg:y="9.687cm">
          <text:p text:style-name="P2">Cirurg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.889cm" svg:height="1.163cm" svg:x="12.211cm" svg:y="5.617cm">
          <text:p text:style-name="P2">Cirurgi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4.889cm" svg:height="1.163cm" svg:x="4cm" svg:y="3.174cm">
          <text:p text:style-name="P2">Tipo de Cirurg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3.3cm" svg:height="1.512cm" svg:x="13.006cm" svg:y="3cm">
          <text:p text:style-name="P2"><text:span text:style-name="T1">Defin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5" draw:layer="layout" svg:x1="8.889cm" svg:y1="3.755cm" svg:x2="13.006cm" svg:y2="3.756cm" draw:start-shape="id1" draw:start-glue-point="1" draw:end-shape="id2" draw:end-glue-point="5" svg:d="M8889 3755h2058v1h2059" svg:viewBox="0 0 4118 2">
          <text:p/>
        </draw:connector>
        <draw:connector draw:style-name="gr5" draw:text-style-name="P5" draw:layer="layout" svg:x1="14.656cm" svg:y1="4.512cm" svg:x2="14.655cm" svg:y2="5.617cm" draw:start-shape="id2" draw:start-glue-point="6" draw:end-shape="id3" draw:end-glue-point="0" svg:d="M14656 4512v553h-1v552" svg:viewBox="0 0 2 1106">
          <text:p/>
        </draw:connector>
        <draw:connector draw:style-name="gr6" draw:text-style-name="P5" draw:layer="layout" svg:x1="6.444cm" svg:y1="4.337cm" svg:x2="6.444cm" svg:y2="5.617cm" draw:start-shape="id1" draw:start-glue-point="2" draw:end-shape="id4" draw:end-glue-point="0" svg:d="M6444 4337v1280" svg:viewBox="0 0 1 1281">
          <text:p/>
        </draw:connector>
        <draw:custom-shape draw:style-name="gr7" draw:text-style-name="P4" xml:id="id5" draw:id="id5" draw:layer="layout" svg:width="3.667cm" svg:height="1.977cm" svg:x="4.611cm" svg:y="7.594cm">
          <text:p text:style-name="P2"><text:span text:style-name="T1">Se</text:span></text:p>
          <text:p text:style-name="P2"><text:span text:style-name="T1">Submet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5" draw:layer="layout" svg:x1="6.444cm" svg:y1="6.78cm" svg:x2="6.445cm" svg:y2="7.594cm" draw:start-shape="id4" draw:start-glue-point="2" draw:end-shape="id5" draw:end-glue-point="4" svg:d="M6444 6780v406h1v408" svg:viewBox="0 0 2 815">
          <text:p/>
        </draw:connector>
        <draw:connector draw:style-name="gr8" draw:text-style-name="P5" draw:layer="layout" svg:x1="6.445cm" svg:y1="9.571cm" svg:x2="8.1cm" svg:y2="10.287cm" draw:start-shape="id5" draw:start-glue-point="6" draw:end-shape="id6" draw:end-glue-point="3" svg:d="M6445 9571v716h1655" svg:viewBox="0 0 1656 717">
          <text:p/>
        </draw:connector>
        <draw:custom-shape draw:style-name="gr7" draw:text-style-name="P4" xml:id="id7" draw:id="id7" draw:layer="layout" svg:width="3.667cm" svg:height="1.977cm" svg:x="12.83cm" svg:y="7.594cm">
          <text:p text:style-name="P2"><text:span text:style-name="T1">Faz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5" draw:layer="layout" svg:x1="14.655cm" svg:y1="6.78cm" svg:x2="14.664cm" svg:y2="7.594cm" draw:start-shape="id3" draw:start-glue-point="2" draw:end-shape="id7" draw:end-glue-point="4" svg:d="M14655 6780v406h9v408" svg:viewBox="0 0 10 815">
          <text:p/>
        </draw:connector>
        <draw:connector draw:style-name="gr8" draw:text-style-name="P5" draw:layer="layout" svg:x1="14.664cm" svg:y1="9.571cm" svg:x2="12.822cm" svg:y2="10.287cm" draw:start-shape="id7" draw:start-glue-point="6" draw:end-shape="id6" draw:end-glue-point="1" svg:d="M14664 9571v716h-1842" svg:viewBox="0 0 1843 7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9:50:55.733884671</meta:creation-date>
    <dc:date>2019-09-25T20:33:40.140563234</dc:date>
    <meta:editing-duration>PT32M30S</meta:editing-duration>
    <meta:editing-cycles>7</meta:editing-cycles>
    <meta:generator>LibreOffice/6.0.7.3$Linux_X86_64 LibreOffice_project/00m0$Build-3</meta:generator>
    <meta:document-statistic meta:object-count="15"/>
  </office:meta>
</office:document-meta>
</file>